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7BE7176129EECB7E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246cm, 5.53cm, 7.667cm, 2.37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15cm" svg:height="20.9cm" svg:x="1.092cm" svg:y="2.491cm">
          <draw:image xlink:href="Pictures/10000000000005E8000007E07BE7176129EECB7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1-10T15:51:33.777897290</dc:date>
    <meta:editing-duration>PT3M39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